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ter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nom pr.</text:p>
          </table:table-cell>
          <table:table-cell office:value-type="string" calcext:value-type="string">
            <text:p>ar1</text:p>
          </table:table-cell>
          <table:table-cell office:value-type="string" calcext:value-type="string">
            <text:p>ar2</text:p>
          </table:table-cell>
          <table:table-cell office:value-type="string" calcext:value-type="string">
            <text:p>p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1 20:54:04.4119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179" calcext:value-type="float">
            <text:p>31179</text:p>
          </table:table-cell>
          <table:table-cell office:value-type="string" calcext:value-type="string">
            <text:p>0.0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0.1667</text:p>
          </table:table-cell>
          <table:table-cell table:number-columns-repeated="5"/>
          <table:table-cell office:value-type="string" calcext:value-type="string">
            <text:p>prange nom pr. N=128, k=86</text:p>
          </table:table-cell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823" calcext:value-type="float">
            <text:p>43823</text:p>
          </table:table-cell>
          <table:table-cell office:value-type="string" calcext:value-type="string">
            <text:p>0.0095</text:p>
          </table:table-cell>
          <table:table-cell table:number-columns-repeated="5"/>
          <table:table-cell table:formula="of:=COMBIN(128-6;86)/COMBIN(128;86)" office:value-type="float" office:value="0.000967212767758867" calcext:value-type="float">
            <text:p>0,000967212767758867</text:p>
          </table:table-cell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745" calcext:value-type="float">
            <text:p>77745</text:p>
          </table:table-cell>
          <table:table-cell office:value-type="string" calcext:value-type="string">
            <text:p>0.00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0.1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22-06-14 22:42:15.8887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00" calcext:value-type="float">
            <text:p>26700</text:p>
          </table:table-cell>
          <table:table-cell table:style-name="ce1" office:value-type="string" calcext:value-type="string">
            <text:p>0.0069</text:p>
          </table:table-cell>
          <table:table-cell table:formula="of:=([.K10]^2)*[.L10]/[.M10]" office:value-type="float" office:value="0.0311563834074242" calcext:value-type="float">
            <text:p>0,0311563834074242</text:p>
          </table:table-cell>
          <table:table-cell table:formula="of:=COMBIN([.E10]/2;[.G10])" office:value-type="float" office:value="43" calcext:value-type="float">
            <text:p>43</text:p>
          </table:table-cell>
          <table:table-cell table:formula="of:=COMBIN([.D10]-[.E10]-[.F10];[.C10]-2*[.G10])" office:value-type="float" office:value="91390" calcext:value-type="float">
            <text:p>91390</text:p>
          </table:table-cell>
          <table:table-cell table:formula="of:=COMBIN([.D10];[.C10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61" calcext:value-type="float">
            <text:p>16561</text:p>
          </table:table-cell>
          <table:table-cell table:style-name="ce1" office:value-type="string" calcext:value-type="string">
            <text:p>0.0093</text:p>
          </table:table-cell>
          <table:table-cell table:formula="of:=([.K11]^2)*[.L11]/[.M11]" office:value-type="float" office:value="0.0311563834074242" calcext:value-type="float">
            <text:p>0,0311563834074242</text:p>
          </table:table-cell>
          <table:table-cell table:formula="of:=COMBIN([.E11]/2;[.G11])" office:value-type="float" office:value="43" calcext:value-type="float">
            <text:p>43</text:p>
          </table:table-cell>
          <table:table-cell table:formula="of:=COMBIN([.D11]-[.E11]-[.F11];[.C11]-2*[.G11])" office:value-type="float" office:value="91390" calcext:value-type="float">
            <text:p>91390</text:p>
          </table:table-cell>
          <table:table-cell table:formula="of:=COMBIN([.D11];[.C11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95" calcext:value-type="float">
            <text:p>5495</text:p>
          </table:table-cell>
          <table:table-cell table:style-name="ce1" office:value-type="string" calcext:value-type="string">
            <text:p>0.0312</text:p>
          </table:table-cell>
          <table:table-cell table:formula="of:=([.K12]^2)*[.L12]/[.M12]" office:value-type="float" office:value="0.0311563834074242" calcext:value-type="float">
            <text:p>0,0311563834074242</text:p>
          </table:table-cell>
          <table:table-cell table:formula="of:=COMBIN([.E12]/2;[.G12])" office:value-type="float" office:value="43" calcext:value-type="float">
            <text:p>43</text:p>
          </table:table-cell>
          <table:table-cell table:formula="of:=COMBIN([.D12]-[.E12]-[.F12];[.C12]-2*[.G12])" office:value-type="float" office:value="91390" calcext:value-type="float">
            <text:p>91390</text:p>
          </table:table-cell>
          <table:table-cell table:formula="of:=COMBIN([.D12];[.C12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683" calcext:value-type="float">
            <text:p>13683</text:p>
          </table:table-cell>
          <table:table-cell table:style-name="ce1" office:value-type="string" calcext:value-type="string">
            <text:p>0.0095</text:p>
          </table:table-cell>
          <table:table-cell table:formula="of:=([.K13]^2)*[.L13]/[.M13]" office:value-type="float" office:value="0.0311563834074242" calcext:value-type="float">
            <text:p>0,0311563834074242</text:p>
          </table:table-cell>
          <table:table-cell table:formula="of:=COMBIN([.E13]/2;[.G13])" office:value-type="float" office:value="43" calcext:value-type="float">
            <text:p>43</text:p>
          </table:table-cell>
          <table:table-cell table:formula="of:=COMBIN([.D13]-[.E13]-[.F13];[.C13]-2*[.G13])" office:value-type="float" office:value="91390" calcext:value-type="float">
            <text:p>91390</text:p>
          </table:table-cell>
          <table:table-cell table:formula="of:=COMBIN([.D13];[.C13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30" calcext:value-type="float">
            <text:p>11030</text:p>
          </table:table-cell>
          <table:table-cell table:style-name="ce1" office:value-type="string" calcext:value-type="string">
            <text:p>0.0133</text:p>
          </table:table-cell>
          <table:table-cell table:formula="of:=([.K14]^2)*[.L14]/[.M14]" office:value-type="float" office:value="0.0311563834074242" calcext:value-type="float">
            <text:p>0,0311563834074242</text:p>
          </table:table-cell>
          <table:table-cell table:formula="of:=COMBIN([.E14]/2;[.G14])" office:value-type="float" office:value="43" calcext:value-type="float">
            <text:p>43</text:p>
          </table:table-cell>
          <table:table-cell table:formula="of:=COMBIN([.D14]-[.E14]-[.F14];[.C14]-2*[.G14])" office:value-type="float" office:value="91390" calcext:value-type="float">
            <text:p>91390</text:p>
          </table:table-cell>
          <table:table-cell table:formula="of:=COMBIN([.D14];[.C14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table:style-name="ce1" office:value-type="string" calcext:value-type="string">
            <text:p>0.2</text:p>
          </table:table-cell>
          <table:table-cell table:formula="of:=([.K15]^2)*[.L15]/[.M15]" office:value-type="float" office:value="0.0311563834074242" calcext:value-type="float">
            <text:p>0,0311563834074242</text:p>
          </table:table-cell>
          <table:table-cell table:formula="of:=COMBIN([.E15]/2;[.G15])" office:value-type="float" office:value="43" calcext:value-type="float">
            <text:p>43</text:p>
          </table:table-cell>
          <table:table-cell table:formula="of:=COMBIN([.D15]-[.E15]-[.F15];[.C15]-2*[.G15])" office:value-type="float" office:value="91390" calcext:value-type="float">
            <text:p>91390</text:p>
          </table:table-cell>
          <table:table-cell table:formula="of:=COMBIN([.D15];[.C15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40" calcext:value-type="float">
            <text:p>11040</text:p>
          </table:table-cell>
          <table:table-cell table:style-name="ce1" office:value-type="string" calcext:value-type="string">
            <text:p>0.0185</text:p>
          </table:table-cell>
          <table:table-cell table:formula="of:=([.K16]^2)*[.L16]/[.M16]" office:value-type="float" office:value="0.0311563834074242" calcext:value-type="float">
            <text:p>0,0311563834074242</text:p>
          </table:table-cell>
          <table:table-cell table:formula="of:=COMBIN([.E16]/2;[.G16])" office:value-type="float" office:value="43" calcext:value-type="float">
            <text:p>43</text:p>
          </table:table-cell>
          <table:table-cell table:formula="of:=COMBIN([.D16]-[.E16]-[.F16];[.C16]-2*[.G16])" office:value-type="float" office:value="91390" calcext:value-type="float">
            <text:p>91390</text:p>
          </table:table-cell>
          <table:table-cell table:formula="of:=COMBIN([.D16];[.C16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735" calcext:value-type="float">
            <text:p>26735</text:p>
          </table:table-cell>
          <table:table-cell table:style-name="ce1" office:value-type="string" calcext:value-type="string">
            <text:p>0.0079</text:p>
          </table:table-cell>
          <table:table-cell table:formula="of:=([.K17]^2)*[.L17]/[.M17]" office:value-type="float" office:value="0.0311563834074242" calcext:value-type="float">
            <text:p>0,0311563834074242</text:p>
          </table:table-cell>
          <table:table-cell table:formula="of:=COMBIN([.E17]/2;[.G17])" office:value-type="float" office:value="43" calcext:value-type="float">
            <text:p>43</text:p>
          </table:table-cell>
          <table:table-cell table:formula="of:=COMBIN([.D17]-[.E17]-[.F17];[.C17]-2*[.G17])" office:value-type="float" office:value="91390" calcext:value-type="float">
            <text:p>91390</text:p>
          </table:table-cell>
          <table:table-cell table:formula="of:=COMBIN([.D17];[.C17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65" calcext:value-type="float">
            <text:p>14965</text:p>
          </table:table-cell>
          <table:table-cell table:style-name="ce1" office:value-type="string" calcext:value-type="string">
            <text:p>0.0128</text:p>
          </table:table-cell>
          <table:table-cell table:formula="of:=([.K18]^2)*[.L18]/[.M18]" office:value-type="float" office:value="0.0311563834074242" calcext:value-type="float">
            <text:p>0,0311563834074242</text:p>
          </table:table-cell>
          <table:table-cell table:formula="of:=COMBIN([.E18]/2;[.G18])" office:value-type="float" office:value="43" calcext:value-type="float">
            <text:p>43</text:p>
          </table:table-cell>
          <table:table-cell table:formula="of:=COMBIN([.D18]-[.E18]-[.F18];[.C18]-2*[.G18])" office:value-type="float" office:value="91390" calcext:value-type="float">
            <text:p>91390</text:p>
          </table:table-cell>
          <table:table-cell table:formula="of:=COMBIN([.D18];[.C18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2-06-16 12:07:51.313428</text:p>
          </table:table-cell>
          <table:table-cell table:number-columns-repeated="8"/>
          <table:table-cell table:formula="of:=([.K19]^2)*[.L19]/[.M19]" office:value-type="float" office:value="1" calcext:value-type="float">
            <text:p>1</text:p>
          </table:table-cell>
          <table:table-cell table:formula="of:=COMBIN([.E19]/2;[.G19])" office:value-type="float" office:value="1" calcext:value-type="float">
            <text:p>1</text:p>
          </table:table-cell>
          <table:table-cell table:formula="of:=COMBIN([.D19]-[.E19]-[.F19];[.C19]-2*[.G19])" office:value-type="float" office:value="1" calcext:value-type="float">
            <text:p>1</text:p>
          </table:table-cell>
          <table:table-cell table:formula="of:=COMBIN([.D19];[.C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.0417</text:p>
          </table:table-cell>
          <table:table-cell table:formula="of:=([.K20]^2)*[.L20]/[.M20]" office:value-type="float" office:value="0.117268549781002" calcext:value-type="float">
            <text:p>0,117268549781002</text:p>
          </table:table-cell>
          <table:table-cell table:formula="of:=COMBIN([.E20]/2;[.G20])" office:value-type="float" office:value="903" calcext:value-type="float">
            <text:p>903</text:p>
          </table:table-cell>
          <table:table-cell table:formula="of:=COMBIN([.D20]-[.E20]-[.F20];[.C20]-2*[.G20])" office:value-type="float" office:value="780" calcext:value-type="float">
            <text:p>780</text:p>
          </table:table-cell>
          <table:table-cell table:formula="of:=COMBIN([.D20];[.C20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0.1667</text:p>
          </table:table-cell>
          <table:table-cell table:formula="of:=([.K21]^2)*[.L21]/[.M21]" office:value-type="float" office:value="0.117268549781002" calcext:value-type="float">
            <text:p>0,117268549781002</text:p>
          </table:table-cell>
          <table:table-cell table:formula="of:=COMBIN([.E21]/2;[.G21])" office:value-type="float" office:value="903" calcext:value-type="float">
            <text:p>903</text:p>
          </table:table-cell>
          <table:table-cell table:formula="of:=COMBIN([.D21]-[.E21]-[.F21];[.C21]-2*[.G21])" office:value-type="float" office:value="780" calcext:value-type="float">
            <text:p>780</text:p>
          </table:table-cell>
          <table:table-cell table:formula="of:=COMBIN([.D21];[.C21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294" calcext:value-type="float">
            <text:p>19294</text:p>
          </table:table-cell>
          <table:table-cell office:value-type="string" calcext:value-type="string">
            <text:p>0.0083</text:p>
          </table:table-cell>
          <table:table-cell table:formula="of:=([.K22]^2)*[.L22]/[.M22]" office:value-type="float" office:value="0.0311563834074242" calcext:value-type="float">
            <text:p>0,0311563834074242</text:p>
          </table:table-cell>
          <table:table-cell table:formula="of:=COMBIN([.E22]/2;[.G22])" office:value-type="float" office:value="43" calcext:value-type="float">
            <text:p>43</text:p>
          </table:table-cell>
          <table:table-cell table:formula="of:=COMBIN([.D22]-[.E22]-[.F22];[.C22]-2*[.G22])" office:value-type="float" office:value="91390" calcext:value-type="float">
            <text:p>91390</text:p>
          </table:table-cell>
          <table:table-cell table:formula="of:=COMBIN([.D22];[.C22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0.5</text:p>
          </table:table-cell>
          <table:table-cell table:formula="of:=([.K23]^2)*[.L23]/[.M23]" office:value-type="float" office:value="0.117268549781002" calcext:value-type="float">
            <text:p>0,117268549781002</text:p>
          </table:table-cell>
          <table:table-cell table:formula="of:=COMBIN([.E23]/2;[.G23])" office:value-type="float" office:value="903" calcext:value-type="float">
            <text:p>903</text:p>
          </table:table-cell>
          <table:table-cell table:formula="of:=COMBIN([.D23]-[.E23]-[.F23];[.C23]-2*[.G23])" office:value-type="float" office:value="780" calcext:value-type="float">
            <text:p>780</text:p>
          </table:table-cell>
          <table:table-cell table:formula="of:=COMBIN([.D23];[.C23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0.1667</text:p>
          </table:table-cell>
          <table:table-cell table:formula="of:=([.K24]^2)*[.L24]/[.M24]" office:value-type="float" office:value="0.0311563834074242" calcext:value-type="float">
            <text:p>0,0311563834074242</text:p>
          </table:table-cell>
          <table:table-cell table:formula="of:=COMBIN([.E24]/2;[.G24])" office:value-type="float" office:value="43" calcext:value-type="float">
            <text:p>43</text:p>
          </table:table-cell>
          <table:table-cell table:formula="of:=COMBIN([.D24]-[.E24]-[.F24];[.C24]-2*[.G24])" office:value-type="float" office:value="91390" calcext:value-type="float">
            <text:p>91390</text:p>
          </table:table-cell>
          <table:table-cell table:formula="of:=COMBIN([.D24];[.C24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.2</text:p>
          </table:table-cell>
          <table:table-cell table:formula="of:=([.K25]^2)*[.L25]/[.M25]" office:value-type="float" office:value="0.0311563834074242" calcext:value-type="float">
            <text:p>0,0311563834074242</text:p>
          </table:table-cell>
          <table:table-cell table:formula="of:=COMBIN([.E25]/2;[.G25])" office:value-type="float" office:value="43" calcext:value-type="float">
            <text:p>43</text:p>
          </table:table-cell>
          <table:table-cell table:formula="of:=COMBIN([.D25]-[.E25]-[.F25];[.C25]-2*[.G25])" office:value-type="float" office:value="91390" calcext:value-type="float">
            <text:p>91390</text:p>
          </table:table-cell>
          <table:table-cell table:formula="of:=COMBIN([.D25];[.C25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0.0526</text:p>
          </table:table-cell>
          <table:table-cell table:formula="of:=([.K26]^2)*[.L26]/[.M26]" office:value-type="float" office:value="0.117268549781002" calcext:value-type="float">
            <text:p>0,117268549781002</text:p>
          </table:table-cell>
          <table:table-cell table:formula="of:=COMBIN([.E26]/2;[.G26])" office:value-type="float" office:value="903" calcext:value-type="float">
            <text:p>903</text:p>
          </table:table-cell>
          <table:table-cell table:formula="of:=COMBIN([.D26]-[.E26]-[.F26];[.C26]-2*[.G26])" office:value-type="float" office:value="780" calcext:value-type="float">
            <text:p>780</text:p>
          </table:table-cell>
          <table:table-cell table:formula="of:=COMBIN([.D26];[.C26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0.04</text:p>
          </table:table-cell>
          <table:table-cell table:formula="of:=([.K27]^2)*[.L27]/[.M27]" office:value-type="float" office:value="0.117268549781002" calcext:value-type="float">
            <text:p>0,117268549781002</text:p>
          </table:table-cell>
          <table:table-cell table:formula="of:=COMBIN([.E27]/2;[.G27])" office:value-type="float" office:value="903" calcext:value-type="float">
            <text:p>903</text:p>
          </table:table-cell>
          <table:table-cell table:formula="of:=COMBIN([.D27]-[.E27]-[.F27];[.C27]-2*[.G27])" office:value-type="float" office:value="780" calcext:value-type="float">
            <text:p>780</text:p>
          </table:table-cell>
          <table:table-cell table:formula="of:=COMBIN([.D27];[.C27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35" calcext:value-type="float">
            <text:p>6435</text:p>
          </table:table-cell>
          <table:table-cell office:value-type="string" calcext:value-type="string">
            <text:p>0.0588</text:p>
          </table:table-cell>
          <table:table-cell table:formula="of:=([.K28]^2)*[.L28]/[.M28]" office:value-type="float" office:value="0.117268549781002" calcext:value-type="float">
            <text:p>0,117268549781002</text:p>
          </table:table-cell>
          <table:table-cell table:formula="of:=COMBIN([.E28]/2;[.G28])" office:value-type="float" office:value="903" calcext:value-type="float">
            <text:p>903</text:p>
          </table:table-cell>
          <table:table-cell table:formula="of:=COMBIN([.D28]-[.E28]-[.F28];[.C28]-2*[.G28])" office:value-type="float" office:value="780" calcext:value-type="float">
            <text:p>780</text:p>
          </table:table-cell>
          <table:table-cell table:formula="of:=COMBIN([.D28];[.C28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491" calcext:value-type="float">
            <text:p>17491</text:p>
          </table:table-cell>
          <table:table-cell office:value-type="string" calcext:value-type="string">
            <text:p>0.0175</text:p>
          </table:table-cell>
          <table:table-cell table:formula="of:=([.K29]^2)*[.L29]/[.M29]" office:value-type="float" office:value="0.117268549781002" calcext:value-type="float">
            <text:p>0,117268549781002</text:p>
          </table:table-cell>
          <table:table-cell table:formula="of:=COMBIN([.E29]/2;[.G29])" office:value-type="float" office:value="903" calcext:value-type="float">
            <text:p>903</text:p>
          </table:table-cell>
          <table:table-cell table:formula="of:=COMBIN([.D29]-[.E29]-[.F29];[.C29]-2*[.G29])" office:value-type="float" office:value="780" calcext:value-type="float">
            <text:p>780</text:p>
          </table:table-cell>
          <table:table-cell table:formula="of:=COMBIN([.D29];[.C29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06" calcext:value-type="float">
            <text:p>44806</text:p>
          </table:table-cell>
          <table:table-cell office:value-type="string" calcext:value-type="string">
            <text:p>0.0036</text:p>
          </table:table-cell>
          <table:table-cell table:formula="of:=([.K30]^2)*[.L30]/[.M30]" office:value-type="float" office:value="0.0311563834074242" calcext:value-type="float">
            <text:p>0,0311563834074242</text:p>
          </table:table-cell>
          <table:table-cell table:formula="of:=COMBIN([.E30]/2;[.G30])" office:value-type="float" office:value="43" calcext:value-type="float">
            <text:p>43</text:p>
          </table:table-cell>
          <table:table-cell table:formula="of:=COMBIN([.D30]-[.E30]-[.F30];[.C30]-2*[.G30])" office:value-type="float" office:value="91390" calcext:value-type="float">
            <text:p>91390</text:p>
          </table:table-cell>
          <table:table-cell table:formula="of:=COMBIN([.D30];[.C30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9" calcext:value-type="float">
            <text:p>8399</text:p>
          </table:table-cell>
          <table:table-cell office:value-type="string" calcext:value-type="string">
            <text:p>0.0244</text:p>
          </table:table-cell>
          <table:table-cell table:formula="of:=([.K31]^2)*[.L31]/[.M31]" office:value-type="float" office:value="0.117268549781002" calcext:value-type="float">
            <text:p>0,117268549781002</text:p>
          </table:table-cell>
          <table:table-cell table:formula="of:=COMBIN([.E31]/2;[.G31])" office:value-type="float" office:value="903" calcext:value-type="float">
            <text:p>903</text:p>
          </table:table-cell>
          <table:table-cell table:formula="of:=COMBIN([.D31]-[.E31]-[.F31];[.C31]-2*[.G31])" office:value-type="float" office:value="780" calcext:value-type="float">
            <text:p>780</text:p>
          </table:table-cell>
          <table:table-cell table:formula="of:=COMBIN([.D31];[.C31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0.1</text:p>
          </table:table-cell>
          <table:table-cell table:formula="of:=([.K32]^2)*[.L32]/[.M32]" office:value-type="float" office:value="0.0311563834074242" calcext:value-type="float">
            <text:p>0,0311563834074242</text:p>
          </table:table-cell>
          <table:table-cell table:formula="of:=COMBIN([.E32]/2;[.G32])" office:value-type="float" office:value="43" calcext:value-type="float">
            <text:p>43</text:p>
          </table:table-cell>
          <table:table-cell table:formula="of:=COMBIN([.D32]-[.E32]-[.F32];[.C32]-2*[.G32])" office:value-type="float" office:value="91390" calcext:value-type="float">
            <text:p>91390</text:p>
          </table:table-cell>
          <table:table-cell table:formula="of:=COMBIN([.D32];[.C32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0.25</text:p>
          </table:table-cell>
          <table:table-cell table:formula="of:=([.K33]^2)*[.L33]/[.M33]" office:value-type="float" office:value="0.0311563834074242" calcext:value-type="float">
            <text:p>0,0311563834074242</text:p>
          </table:table-cell>
          <table:table-cell table:formula="of:=COMBIN([.E33]/2;[.G33])" office:value-type="float" office:value="43" calcext:value-type="float">
            <text:p>43</text:p>
          </table:table-cell>
          <table:table-cell table:formula="of:=COMBIN([.D33]-[.E33]-[.F33];[.C33]-2*[.G33])" office:value-type="float" office:value="91390" calcext:value-type="float">
            <text:p>91390</text:p>
          </table:table-cell>
          <table:table-cell table:formula="of:=COMBIN([.D33];[.C33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385" calcext:value-type="float">
            <text:p>12385</text:p>
          </table:table-cell>
          <table:table-cell office:value-type="float" office:value="25" calcext:value-type="float">
            <text:p>25</text:p>
          </table:table-cell>
          <table:table-cell table:formula="of:=([.K34]^2)*[.L34]/[.M34]" office:value-type="float" office:value="0.117268549781002" calcext:value-type="float">
            <text:p>0,117268549781002</text:p>
          </table:table-cell>
          <table:table-cell table:formula="of:=COMBIN([.E34]/2;[.G34])" office:value-type="float" office:value="903" calcext:value-type="float">
            <text:p>903</text:p>
          </table:table-cell>
          <table:table-cell table:formula="of:=COMBIN([.D34]-[.E34]-[.F34];[.C34]-2*[.G34])" office:value-type="float" office:value="780" calcext:value-type="float">
            <text:p>780</text:p>
          </table:table-cell>
          <table:table-cell table:formula="of:=COMBIN([.D34];[.C34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62" calcext:value-type="float">
            <text:p>10362</text:p>
          </table:table-cell>
          <table:table-cell office:value-type="string" calcext:value-type="string">
            <text:p>0.0238</text:p>
          </table:table-cell>
          <table:table-cell table:formula="of:=([.K35]^2)*[.L35]/[.M35]" office:value-type="float" office:value="0.117268549781002" calcext:value-type="float">
            <text:p>0,117268549781002</text:p>
          </table:table-cell>
          <table:table-cell table:formula="of:=COMBIN([.E35]/2;[.G35])" office:value-type="float" office:value="903" calcext:value-type="float">
            <text:p>903</text:p>
          </table:table-cell>
          <table:table-cell table:formula="of:=COMBIN([.D35]-[.E35]-[.F35];[.C35]-2*[.G35])" office:value-type="float" office:value="780" calcext:value-type="float">
            <text:p>780</text:p>
          </table:table-cell>
          <table:table-cell table:formula="of:=COMBIN([.D35];[.C35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747" calcext:value-type="float">
            <text:p>21747</text:p>
          </table:table-cell>
          <table:table-cell office:value-type="string" calcext:value-type="string">
            <text:p>0.0067</text:p>
          </table:table-cell>
          <table:table-cell table:formula="of:=([.K36]^2)*[.L36]/[.M36]" office:value-type="float" office:value="0.0311563834074242" calcext:value-type="float">
            <text:p>0,0311563834074242</text:p>
          </table:table-cell>
          <table:table-cell table:formula="of:=COMBIN([.E36]/2;[.G36])" office:value-type="float" office:value="43" calcext:value-type="float">
            <text:p>43</text:p>
          </table:table-cell>
          <table:table-cell table:formula="of:=COMBIN([.D36]-[.E36]-[.F36];[.C36]-2*[.G36])" office:value-type="float" office:value="91390" calcext:value-type="float">
            <text:p>91390</text:p>
          </table:table-cell>
          <table:table-cell table:formula="of:=COMBIN([.D36];[.C36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0.0208</text:p>
          </table:table-cell>
          <table:table-cell table:formula="of:=([.K37]^2)*[.L37]/[.M37]" office:value-type="float" office:value="0.0311563834074242" calcext:value-type="float">
            <text:p>0,0311563834074242</text:p>
          </table:table-cell>
          <table:table-cell table:formula="of:=COMBIN([.E37]/2;[.G37])" office:value-type="float" office:value="43" calcext:value-type="float">
            <text:p>43</text:p>
          </table:table-cell>
          <table:table-cell table:formula="of:=COMBIN([.D37]-[.E37]-[.F37];[.C37]-2*[.G37])" office:value-type="float" office:value="91390" calcext:value-type="float">
            <text:p>91390</text:p>
          </table:table-cell>
          <table:table-cell table:formula="of:=COMBIN([.D37];[.C37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0.05</text:p>
          </table:table-cell>
          <table:table-cell table:formula="of:=([.K38]^2)*[.L38]/[.M38]" office:value-type="float" office:value="0.117268549781002" calcext:value-type="float">
            <text:p>0,117268549781002</text:p>
          </table:table-cell>
          <table:table-cell table:formula="of:=COMBIN([.E38]/2;[.G38])" office:value-type="float" office:value="903" calcext:value-type="float">
            <text:p>903</text:p>
          </table:table-cell>
          <table:table-cell table:formula="of:=COMBIN([.D38]-[.E38]-[.F38];[.C38]-2*[.G38])" office:value-type="float" office:value="780" calcext:value-type="float">
            <text:p>780</text:p>
          </table:table-cell>
          <table:table-cell table:formula="of:=COMBIN([.D38];[.C38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017" calcext:value-type="float">
            <text:p>16017</text:p>
          </table:table-cell>
          <table:table-cell office:value-type="float" office:value="13" calcext:value-type="float">
            <text:p>13</text:p>
          </table:table-cell>
          <table:table-cell table:formula="of:=([.K39]^2)*[.L39]/[.M39]" office:value-type="float" office:value="0.0311563834074242" calcext:value-type="float">
            <text:p>0,0311563834074242</text:p>
          </table:table-cell>
          <table:table-cell table:formula="of:=COMBIN([.E39]/2;[.G39])" office:value-type="float" office:value="43" calcext:value-type="float">
            <text:p>43</text:p>
          </table:table-cell>
          <table:table-cell table:formula="of:=COMBIN([.D39]-[.E39]-[.F39];[.C39]-2*[.G39])" office:value-type="float" office:value="91390" calcext:value-type="float">
            <text:p>91390</text:p>
          </table:table-cell>
          <table:table-cell table:formula="of:=COMBIN([.D39];[.C39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355" calcext:value-type="float">
            <text:p>20355</text:p>
          </table:table-cell>
          <table:table-cell office:value-type="string" calcext:value-type="string">
            <text:p>0.0179</text:p>
          </table:table-cell>
          <table:table-cell table:formula="of:=([.K40]^2)*[.L40]/[.M40]" office:value-type="float" office:value="0.117268549781002" calcext:value-type="float">
            <text:p>0,117268549781002</text:p>
          </table:table-cell>
          <table:table-cell table:formula="of:=COMBIN([.E40]/2;[.G40])" office:value-type="float" office:value="903" calcext:value-type="float">
            <text:p>903</text:p>
          </table:table-cell>
          <table:table-cell table:formula="of:=COMBIN([.D40]-[.E40]-[.F40];[.C40]-2*[.G40])" office:value-type="float" office:value="780" calcext:value-type="float">
            <text:p>780</text:p>
          </table:table-cell>
          <table:table-cell table:formula="of:=COMBIN([.D40];[.C40])" office:value-type="float" office:value="5423611200" calcext:value-type="float">
            <text:p>542361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.0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379" calcext:value-type="float">
            <text:p>10379</text:p>
          </table:table-cell>
          <table:table-cell office:value-type="string" calcext:value-type="string">
            <text:p>0.0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908" calcext:value-type="float">
            <text:p>30908</text:p>
          </table:table-cell>
          <table:table-cell office:value-type="string" calcext:value-type="string">
            <text:p>0.0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327" calcext:value-type="float">
            <text:p>9327</text:p>
          </table:table-cell>
          <table:table-cell office:value-type="string" calcext:value-type="string">
            <text:p>0.04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61" calcext:value-type="float">
            <text:p>6761</text:p>
          </table:table-cell>
          <table:table-cell office:value-type="string" calcext:value-type="string">
            <text:p>0.0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905" calcext:value-type="float">
            <text:p>19905</text:p>
          </table:table-cell>
          <table:table-cell office:value-type="string" calcext:value-type="string">
            <text:p>0.00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46" calcext:value-type="float">
            <text:p>10746</text:p>
          </table:table-cell>
          <table:table-cell office:value-type="string" calcext:value-type="string">
            <text:p>0.04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86" calcext:value-type="float">
            <text:p>16286</text:p>
          </table:table-cell>
          <table:table-cell office:value-type="string" calcext:value-type="string">
            <text:p>0.0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724" calcext:value-type="float">
            <text:p>15724</text:p>
          </table:table-cell>
          <table:table-cell office:value-type="string" calcext:value-type="string">
            <text:p>0.0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67" calcext:value-type="float">
            <text:p>9567</text:p>
          </table:table-cell>
          <table:table-cell office:value-type="string" calcext:value-type="string">
            <text:p>0.0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321" calcext:value-type="float">
            <text:p>6321</text:p>
          </table:table-cell>
          <table:table-cell office:value-type="string" calcext:value-type="string">
            <text:p>0.0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51" calcext:value-type="float">
            <text:p>2551</text:p>
          </table:table-cell>
          <table:table-cell office:value-type="string" calcext:value-type="string">
            <text:p>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rn OK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449" calcext:value-type="float">
            <text:p>13449</text:p>
          </table:table-cell>
          <table:table-cell office:value-type="string" calcext:value-type="string">
            <text:p>0.013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9:00:02.133781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8T19:00:17.562846330</dc:date>
    <meta:editing-duration>PT1H33M50S</meta:editing-duration>
    <meta:editing-cycles>20</meta:editing-cycles>
    <meta:generator>LibreOffice/7.2.7.2$Linux_X86_64 LibreOffice_project/20$Build-2</meta:generator>
    <meta:document-statistic meta:table-count="1" meta:cell-count="600" meta:object-count="0"/>
  </office:meta>
</office:document-meta>
</file>